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5ea1" officeooo:paragraph-rsid="00195ea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db866" officeooo:paragraph-rsid="001db86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e6ea3" officeooo:paragraph-rsid="001e6ea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5ea1" officeooo:paragraph-rsid="00195ea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db866" officeooo:paragraph-rsid="001db866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e6ea3" officeooo:paragraph-rsid="001e6ea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f7418" officeooo:paragraph-rsid="001f7418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22636" officeooo:paragraph-rsid="00222636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241b45" officeooo:paragraph-rsid="00241b45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bold" officeooo:rsid="0025d6e2" officeooo:paragraph-rsid="0025d6e2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bold" officeooo:rsid="001c1e3c" officeooo:paragraph-rsid="001c1e3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195ea1" officeooo:paragraph-rsid="00195ea1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1e3c" officeooo:paragraph-rsid="001c1e3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2636" officeooo:paragraph-rsid="0022263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1b45" officeooo:paragraph-rsid="00241b4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5pt" fo:font-weight="bold" officeooo:rsid="00195ea1" officeooo:paragraph-rsid="00195ea1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bold" officeooo:rsid="00195ea1" officeooo:paragraph-rsid="00195ea1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fo:font-weight="bold" officeooo:rsid="00195ea1" officeooo:paragraph-rsid="0025d6e2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195ea1" officeooo:paragraph-rsid="00195ea1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95ea1" officeooo:paragraph-rsid="0025d6e2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4pt" fo:font-weight="bold" officeooo:rsid="00195ea1" officeooo:paragraph-rsid="00195ea1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1e3c" officeooo:paragraph-rsid="001c1e3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1e3c" officeooo:paragraph-rsid="001c1e3c"/>
    </style:style>
    <style:style style:name="P24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195ea1" officeooo:paragraph-rsid="00195ea1" style:font-size-asian="15.75pt" style:font-weight-asian="bold" style:font-size-complex="18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c1e3c" officeooo:paragraph-rsid="001c1e3c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9177e" officeooo:paragraph-rsid="0029177e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5d6e2" officeooo:paragraph-rsid="0029177e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ab186" officeooo:paragraph-rsid="002ab186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c09fd" officeooo:paragraph-rsid="002c09fd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db866" officeooo:paragraph-rsid="001db866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211704" officeooo:paragraph-rsid="00211704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222636" officeooo:paragraph-rsid="00222636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1db866" officeooo:paragraph-rsid="001db866"/>
    </style:style>
    <style:style style:name="P34" style:family="paragraph" style:parent-style-name="Standard" style:list-style-name="L3">
      <style:paragraph-properties fo:text-align="start" style:justify-single-word="false"/>
      <style:text-properties officeooo:paragraph-rsid="00195ea1"/>
    </style:style>
    <style:style style:name="P35" style:family="paragraph" style:parent-style-name="Standard" style:list-style-name="L3">
      <style:paragraph-properties fo:text-align="start" style:justify-single-word="false"/>
      <style:text-properties officeooo:rsid="001a867f" officeooo:paragraph-rsid="001a867f"/>
    </style:style>
    <style:style style:name="P36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officeooo:rsid="001c1e3c" officeooo:paragraph-rsid="001c1e3c"/>
    </style:style>
    <style:style style:name="P37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22636" officeooo:paragraph-rsid="00222636" style:font-size-asian="15.75pt" style:font-weight-asian="bold" style:font-size-complex="18pt" style:font-weight-complex="bold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2e69ed" officeooo:paragraph-rsid="002e69e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 fo:break-before="page"/>
      <style:text-properties fo:font-size="18pt" style:text-underline-style="none" fo:font-weight="bold" officeooo:rsid="002e69ed" officeooo:paragraph-rsid="002e69ed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867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normal" officeooo:rsid="00195ea1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95ea1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a867f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c1e3c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21652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22636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1e6ea3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f7418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officeooo:rsid="00241b45"/>
    </style:style>
    <style:style style:name="T18" style:family="text">
      <style:text-properties officeooo:rsid="0025d6e2"/>
    </style:style>
    <style:style style:name="T19" style:family="text">
      <style:text-properties officeooo:rsid="0027559a"/>
    </style:style>
    <style:style style:name="T20" style:family="text">
      <style:text-properties officeooo:rsid="002d8a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1">Documentació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Chat IRC</text:p>
      <text:p text:style-name="P16"/>
      <text:p text:style-name="P16"/>
      <text:p text:style-name="P16"/>
      <text:p text:style-name="P16"/>
      <text:p text:style-name="P17">Autores:</text:p>
      <text:p text:style-name="P19"><text:tab/>Roberto García Teodoro</text:p>
      <text:p text:style-name="P19"><text:tab/>Mario Valdemaro, García Roqué</text:p>
      <text:p text:style-name="P19"/>
      <text:p text:style-name="P19"/>
      <text:p text:style-name="P18">Correo:</text:p>
      <text:p text:style-name="P20"><text:tab/>roberto.garciat@estudiante.uam.es</text:p>
      <text:p text:style-name="P19"><text:tab/>mariov.garcia@estudiante.uam.es</text:p>
      <text:p text:style-name="P39">Estructura del makefile</text:p>
      <text:list xml:id="list545866518304649216" text:style-name="L5">
        <text:list-item>
          <text:p text:style-name="P38">Para generar el ejecutable usar el método chat.</text:p>
        </text:list-item>
        <text:list-item>
          <text:p text:style-name="P38">Para borrar los .o y los .a usar el método mrPropert</text:p>
        </text:list-item>
        <text:list-item>
          <text:p text:style-name="P38">Para comprimir usar el método comprimir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structura de inicio de conexión, desconexión y mantenimiento de la conexión.</text:p>
      <text:p text:style-name="P8"/>
      <text:p text:style-name="P14">Para conectarse al servidor se establece la conexión mandando los menajes al servidor de NICK y USER <text:span text:style-name="T17">y se abren 2 hilos, estos hilos mantienen la conexión y reciben los mensajes del servidor.</text:span></text:p>
      <text:p text:style-name="P14"/>
      <text:p text:style-name="P15">Uno de los hilos que se crea es un hilo que manda constantemente el mensaje PING al servidor, cada 30 segundos, hemos decidido llevar a cabo esta implementación ya que no nos quedo muy claro si hay una forma estándar en los servidores de IRC para mantener la conexión y este método nos asegura que se mantendrá la conexión.</text:p>
      <text:p text:style-name="P15"/>
      <text:p text:style-name="P15">La desconexión cerrara el socket de emisión y todos los hilos que estén activos.</text:p>
      <text:p text:style-name="P15"/>
      <text:p text:style-name="P9"/>
      <text:p text:style-name="P24">Protocolo de envío de ficheros</text:p>
      <text:p text:style-name="P1"/>
      <text:p text:style-name="P11">Estructura del servicio:</text:p>
      <text:p text:style-name="P22">El sistema consta de 2 partes un cliente y un servidor:</text:p>
      <text:list xml:id="list2468525983457394970" text:style-name="L1">
        <text:list-item>
          <text:p text:style-name="P25"><text:span text:style-name="T3">Cliente</text:span>:El que recibe la información, no inicia la conexión, confirma esta.</text:p>
        </text:list-item>
        <text:list-item>
          <text:p text:style-name="P25"><text:span text:style-name="T3">Servidor</text:span>: Manda la información, inicia la conexión.</text:p>
        </text:list-item>
      </text:list>
      <text:p text:style-name="P22"/>
      <text:p text:style-name="P10">Secuencia de ejecución:</text:p>
      <text:list xml:id="list220057156167070" text:continue-numbering="true" text:style-name="L1">
        <text:list-item>
          <text:p text:style-name="P26">El que hace de servidor manda un fichero con el comando /fsend</text:p>
        </text:list-item>
        <text:list-item>
          <text:p text:style-name="P27">El <text:span text:style-name="T19">'</text:span>servidor<text:span text:style-name="T19">'</text:span> <text:span text:style-name="T19">crea un nuevo hilo.</text:span></text:p>
          <text:list>
            <text:list-item>
              <text:list>
                <text:list-item>
                  <text:p text:style-name="P26">Abre el socket.</text:p>
                </text:list-item>
                <text:list-item>
                  <text:p text:style-name="P26">Abre el bind.</text:p>
                </text:list-item>
                <text:list-item>
                  <text:p text:style-name="P26">Hace aceptar y espera al cliente.</text:p>
                </text:list-item>
              </text:list>
            </text:list-item>
          </text:list>
        </text:list-item>
        <text:list-item>
          <text:p text:style-name="P26">El 'servidor' manda un mensaje DCC.</text:p>
        </text:list-item>
        <text:list-item>
          <text:p text:style-name="P26">El 'cliente' acepta escribiendo /faccept.</text:p>
        </text:list-item>
        <text:list-item>
          <text:p text:style-name="P28">Abre un nuevo hilo.</text:p>
          <text:list>
            <text:list-item>
              <text:list>
                <text:list-item>
                  <text:p text:style-name="P28">Abre un socket.</text:p>
                </text:list-item>
                <text:list-item>
                  <text:p text:style-name="P28">Hace connect.</text:p>
                </text:list-item>
                <text:list-item>
                  <text:p text:style-name="P29">Empieza a recibir.</text:p>
                </text:list-item>
              </text:list>
            </text:list-item>
          </text:list>
        </text:list-item>
        <text:list-item>
          <text:p text:style-name="P29">El 'servidor' empieza a mandar.</text:p>
        </text:list-item>
        <text:list-item>
          <text:p text:style-name="P29">Cuando termina de enviar contenido, env<text:span text:style-name="T20">í</text:span>a el mensaje “CLOSE” y cierra el socket.</text:p>
        </text:list-item>
        <text:list-item>
          <text:p text:style-name="P29">Cuando el 'cliente' recibe “CLOSE” cierra el fichero y termina la ejecución del hilo.</text:p>
        </text:list-item>
      </text:list>
      <text:p text:style-name="P22"/>
      <text:p text:style-name="P11">Mensajes generados:</text:p>
      <text:list xml:id="list6037618672062664440" text:style-name="L2">
        <text:list-item>
          <text:p text:style-name="P30"><text:span text:style-name="T3">Mensaje de inicio de conexión</text:span>: Lo manda el servidor, sirve para indicar al cliente que se va a iniciar la conexión para mandar un archivo, sera decisión del cliente indicar si lo acepta o lo rechaza. La estructura del mensaje es la siguiente</text:p>
          <text:list>
            <text:list-item>
              <text:p text:style-name="P30">DCC SEND &lt;usuario&gt; &lt;archivo&gt; &lt;IP&gt; &lt;puerto&gt; &lt;tamaño&gt;</text:p>
            </text:list-item>
          </text:list>
        </text:list-item>
        <text:list-item>
          <text:p text:style-name="P33"><text:span text:style-name="T6">Mensaje de fin de conexión</text:span><text:span text:style-name="T13">: Lo manda el cliente al servidor, sirve para indicar al servidor que el cliente no desea el archivo, este mensaje cerrara el hilo del servidor.</text:span></text:p>
        </text:list-item>
      </text:list>
      <text:p text:style-name="P13"/>
      <text:p text:style-name="P4"><text:span text:style-name="T2">Comandos </text:span><text:span text:style-name="T1"><text:s/>de </text:span><text:span text:style-name="T2">envío de ficheros</text:span><text:span text:style-name="T1">:</text:span></text:p>
      <text:list xml:id="list3981801861884940368" text:style-name="L3">
        <text:list-item>
          <text:p text:style-name="P34"><text:span text:style-name="T5">Comando “fsend”</text:span><text:span text:style-name="T8">: </text:span><text:span text:style-name="T9">Este comando tiene como argumento el nombre de un cliente y el nombre de un fichero. El formato es “/fsend &lt;usuario&gt; &lt;archivo o ruta del archivo&gt;. Este comando creara una mensaje que se <text:s/>enviara en este caso a un cliente. El sistema que mande el mensaje sera el servidor.</text:span></text:p>
        </text:list-item>
        <text:list-item>
          <text:p text:style-name="P35"><text:span text:style-name="T4">Comando “faccept”</text:span><text:span text:style-name="T7">: Este comando se realizara en la parte del cliente </text:span><text:span text:style-name="T10">abrirá un hilo que actuara como cliente, si la conexión esta activa el servidor mandara el archivo al cliente. Es decir este comando confirma la conexión y empieza el intercambio de información. No genera ningún mensaje de respuesta a través del servidor de IRC. </text:span><text:span text:style-name="T11">El formato del comando es el siguiente. /faccept &lt;archivo&gt; donde archivo es el nombre o la ruta con la que se guardara el nuevo archivo que nos mande el servidor.</text:span></text:p>
        </text:list-item>
        <text:list-item>
          <text:p text:style-name="P36"><text:span text:style-name="T16">Comando “fcancel”</text:span><text:span text:style-name="T7">: Cancela/no inicia la conexión con el servidor. </text:span><text:span text:style-name="T11">El formato del comando es /fcancel &lt;usuario&gt; donde el usuario es el nick del usurario que nos esta mandando el archivo. Este mensaje generara un comando IRC DCC CANCEL que se mandara al otro usuario y que indicara si se cancela la conexión. Una vez recibido este mensaje el servidor cerrara el hilo de emisi</text:span><text:span text:style-name="T12">ó</text:span><text:span text:style-name="T11">n.</text:span></text:p>
        </text:list-item>
      </text:list>
      <text:p text:style-name="P23"><text:soft-page-break/></text:p>
      <text:p text:style-name="P5">Estructura del servidor:</text:p>
      <text:p text:style-name="P2"><text:span text:style-name="T13"><text:tab/>El servidor recibe el comando fsend de la entrada de la interfaz, crea el mensaje DCC SEND <text:tab/>y lo envía, además gurda en una variable global “</text:span><text:span text:style-name="T14">args”</text:span><text:span text:style-name="T13"> de tipo </text:span><text:span text:style-name="T14">argumentos que contiene, en <text:tab/>este caso el nombre del archivo y el puerto. Esta información se usara en la función <text:tab/>servidorArchivo() que se ejecutara usando un hilo. A parte de esto la conexión con el cliente <text:tab/>es la típica conexión cliente-servidor sockect, bind, listen, accept. Una vez hecho este <text:tab/>proceso y establecida la conexión con el cliente el servidor mandara el archivo completo al <text:tab/>cliente.</text:span></text:p>
      <text:p text:style-name="P6">Estructura del cliente:</text:p>
      <text:p text:style-name="P3"><text:span text:style-name="T13"><text:tab/>El cliente </text:span><text:span text:style-name="T15">se ejecuta con un hilo al realizar el usuario el comando /accept la información <text:tab/>sobre el archivo y el servidor la ha recibido antes mediante un parser de mensajes del <text:tab/>servidor. Este mensaje que recibe el cliente rellenan la estructura argumentos asignando el <text:tab/>nombre del archivo, la dirección del servidor y el puerto. Una vez reconocido el accept se <text:tab/>abrirá un hilo que ejecute el cliente, este se conectara al servidor e iniciara el intercambio del <text:tab/>fichero.</text:span></text:p>
      <text:p text:style-name="P3"/>
      <text:p text:style-name="P7">Posibles fallos de implementación/seguridad:</text:p>
      <text:list xml:id="list7439281773959443522" text:style-name="L4">
        <text:list-item>
          <text:p text:style-name="P31">El servidor conecta con cualquier sistema que se conecte a ese socket, seria recomendable verificar que el cliente mandase su dirección al servidor mediante un mensaje y si la dirección que se mande coincide la dirección que solicita entonces iniciar la transmisión del fichero.</text:p>
        </text:list-item>
        <text:list-item>
          <text:p text:style-name="P31">El servidor debería de tener un mecanismo de tim<text:span text:style-name="T18">e</text:span>out cuando pasa un tiempo sin que el cliente no responda, en este caso el servidor debería mandar un mensaje de timeout al servidor.</text:p>
        </text:list-item>
        <text:list-item>
          <text:p text:style-name="P32">Si se elige un nombre de fichero que ya existe no suelen funcionar <text:s/>bien, aveces otras no.</text:p>
        </text:list-item>
        <text:list-item>
          <text:p text:style-name="P32">Formatos que no sean de texto no van bien.</text:p>
        </text:list-item>
        <text:list-item>
          <text:p text:style-name="P32">No esta pensado que se envíen varios ficheros a la vez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22:59:24.716077411</meta:creation-date>
    <dc:date>2015-02-27T22:00:56.439010607</dc:date>
    <meta:editing-duration>PT20M58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4" meta:paragraph-count="54" meta:word-count="897" meta:character-count="5207" meta:non-whitespace-character-count="4374"/>
  </office:meta>
</office:document-meta>
</file>